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, sans-serif"/>
    <style:font-face style:name="times new roman" svg:font-family="'times new roman'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6ed9" officeooo:paragraph-rsid="00176ed9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303132" style:font-name="times new roman" fo:font-size="27pt" fo:letter-spacing="0.1043in" fo:font-style="normal" fo:font-weight="bold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303132" style:font-name="raleway" fo:font-size="11.2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303132" fo:letter-spacing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303132" fo:letter-spacing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303132" fo:letter-spacing="normal" officeooo:paragraph-rsid="00176ed9"/>
    </style:style>
    <style:style style:name="T1" style:family="text">
      <style:text-properties officeooo:rsid="001914e4"/>
    </style:style>
    <style:style style:name="T2" style:family="text">
      <style:text-properties fo:font-variant="normal" fo:text-transform="none" fo:color="#303132" style:font-name="raleway" fo:font-size="11.25pt" fo:letter-spacing="normal" fo:font-style="normal" fo:font-weight="normal"/>
    </style:style>
    <style:style style:name="T3" style:family="text">
      <style:text-properties fo:font-variant="normal" fo:text-transform="none" fo:color="#303132" style:font-name="raleway" fo:font-size="11.25pt" fo:letter-spacing="normal" fo:font-style="normal" fo:font-weight="normal" officeooo:rsid="001914e4"/>
    </style:style>
    <style:style style:name="T4" style:family="text">
      <style:text-properties style:font-name="raleway" fo:font-size="11.25pt" fo:font-style="normal" fo:font-weight="normal" officeooo:rsid="00176e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OUT</text:p>
      <text:p text:style-name="P1">____</text:p>
      <text:p text:style-name="P1"/>
      <text:p text:style-name="P1"/>
      <text:p text:style-name="P7"><text:span text:style-name="T4">Based in Darien CT TGC Technology is a small teen run tech business, founded in 2016 providing support and other tech services at great prices.</text:span></text:p>
      <text:p text:style-name="P4"/>
      <text:p text:style-name="P3">ABOUT ME:</text:p>
      <text:p text:style-name="P5"/>
      <text:p text:style-name="P6"><text:span text:style-name="T2">Hello, I am Toby a student at </text:span><text:span text:style-name="T3">DHS </text:span><text:span text:style-name="T2"><text:s/>with a </text:span><text:span text:style-name="T3">pation about</text:span><text:span text:style-name="T2"> technology, for me being able to work with technology and get paid while doing it is a dream come true. </text:span><text:span text:style-name="T3">E</text:span><text:span text:style-name="T2">ver since I can remember finding out how things work has been a goal of mine, and computers </text:span><text:span text:style-name="T3">which </text:span><text:span text:style-name="T2">a</text:span><text:span text:style-name="T3">re one of </text:span><text:span text:style-name="T2">the ultimate feat</text:span><text:span text:style-name="T3">s</text:span><text:span text:style-name="T2"> of human engineering, have always been especially interesting. </text:span><text:span text:style-name="T3">When I was </text:span><text:span text:style-name="T2">in kindergarten my mom's iBook seemed like magic. Now I have built my own computer and have a much deeper understanding of how computers work, </text:span><text:span text:style-name="T3">I know how to code in Java, Python and Arduino, as well as how to build a website and creates model in CAD.</text:span><text:span text:style-name="T2"> </text:span><text:span text:style-name="T3">I am always seeking to learn more and constently building my skills.</text:span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, sans-serif"/>
    <style:font-face style:name="times new roman" svg:font-family="'times new roman'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7:28:13.791371438</meta:creation-date>
    <dc:date>2018-03-23T09:19:40.363615411</dc:date>
    <meta:editing-duration>PT20M12S</meta:editing-duration>
    <meta:editing-cycles>2</meta:editing-cycles>
    <meta:generator>LibreOffice/5.3.5.2$Linux_X86_64 LibreOffice_project/30m0$Build-2</meta:generator>
    <meta:document-statistic meta:table-count="0" meta:image-count="0" meta:object-count="0" meta:page-count="1" meta:paragraph-count="5" meta:word-count="157" meta:character-count="842" meta:non-whitespace-character-count="689"/>
  </office:meta>
</office:document-meta>
</file>